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5.329cm" table:align="left"/>
    </style:style>
    <style:style style:name="Tabela1.A" style:family="table-column">
      <style:table-column-properties style:column-width="0.986cm"/>
    </style:style>
    <style:style style:name="Tabela1.B" style:family="table-column">
      <style:table-column-properties style:column-width="4.343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paragraph-rsid="00035063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#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#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www.databasestar.com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www.databasestar.com/wp-comments-post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w to Fix MySQL Error: Access Denied for User ‘root’@’localhost’</text:h>
      <text:p text:style-name="P6"><text:a xlink:type="simple" xlink:href="https://www.databasestar.com/access-denied-for-user-root-at-localhost/#comments" text:style-name="Internet_20_link" text:visited-style-name="Visited_20_Internet_20_Link">1 Comment</text:a> </text:p>
      <text:section text:style-name="Sect1" text:name="ftwp-postcontent">
        <text:p text:style-name="Text_20_body">This “access denied” error is one of the most common errors you’ll get when working with MySQL.</text:p>
        <text:p text:style-name="Text_20_body">Learn how to fix it, and see a range of solutions if the suggested fix does not work, in this article.</text:p>
        <text:h text:style-name="Heading_20_2" text:outline-level="2"><text:bookmark text:name="more-16037"/><text:bookmark text:name="ftoc-heading-1"/>Access Denied Error</text:h>
        <text:p text:style-name="Text_20_body">When you try to connect to a <text:a xlink:type="simple" xlink:href="https://www.databasestar.com/mysql/" text:style-name="Internet_20_link" text:visited-style-name="Visited_20_Internet_20_Link">MySQL database</text:a> on your own computer (called “localhost”), you may get this error:</text:p>
        <text:p text:style-name="P3">Access denied for user 'root'@'localhost' (using password: YES)</text:p>
        <text:p text:style-name="Text_20_body">You might get an error code in front of it:</text:p>
        <text:p text:style-name="P3">ERROR 1045 (28000): Access denied for user 'root'@'localhost' (using password: YES)</text:p>
        <text:p text:style-name="Text_20_body">You might also get the error with “using password no”:</text:p>
        <text:p text:style-name="P3">Access denied for user 'root'@'localhost' (using password: NO)</text:p>
        <text:p text:style-name="Text_20_body">You’ll see this if you log into MySQL using the command line:</text:p>
        <text:p text:style-name="P3">mysql -u root -p</text:p>
        <text:p text:style-name="Text_20_body">You might also see this if you log in to MySQL using an IDE such as MySQL Workbench. Or even if you use phpMyAdmin.</text:p>
        <text:p text:style-name="Text_20_body">What does this mean? How can you fix it?</text:p>
        <text:p text:style-name="Text_20_body">There are a few solutions to this, which I’ve detailed below. Try one, and if it doesn’t work, try another one.</text:p>
        <text:p text:style-name="Text_20_body">Also a tip for logging in: don’t enter your password in the command line itself, because this will be stored in your command history. Use the -p option, as mentioned above, and then you’ll be prompted to enter the password.</text:p>
        <text:p text:style-name="Text_20_body"> </text:p>
        <text:h text:style-name="Heading_20_2" text:outline-level="2"><text:bookmark text:name="ftoc-heading-2"/>Solution 1: Sudo then Change Password</text:h>
        <text:p text:style-name="Text_20_body">If you get the “access denied” error, one way to solve it is by using sudo to log in to mysql and change the root password.</text:p>
        <text:p text:style-name="Text_20_body">Step 1: Open the command line on your system.</text:p>
        <text:p text:style-name="Text_20_body">Step 2: Open mysql using the sudo command:</text:p>
        <text:p text:style-name="P3">sudo mysql</text:p>
        <text:p text:style-name="Text_20_body"><text:soft-page-break/>Step 3: Enter the password for this account.</text:p>
        <text:p text:style-name="Text_20_body">Step 4: Change the auth_plugin to mysql_native_password, and the password for the root account, in a single command:</text:p>
        <text:p text:style-name="Preformatted_20_Text"><text:span text:style-name="Source_20_Text">ALTER USER 'root'@'localhost'</text:span></text:p>
        <text:p text:style-name="P3"><text:span text:style-name="Source_20_Text">IDENTIFIED WITH mysql_native_password BY 'your_new_password';</text:span></text:p>
        <text:p text:style-name="Text_20_body">Substitute the word your_new_password with a new secure password that you want to use for the root account.</text:p>
        <text:p text:style-name="Text_20_body">The mysql_native_password method is a traditional method of authentication and will allow you to login.</text:p>
        <text:p text:style-name="Text_20_body">Step 5: Flush the <text:a xlink:type="simple" xlink:href="https://www.databasestar.com/mysql-privileges/" text:style-name="Internet_20_link" text:visited-style-name="Visited_20_Internet_20_Link">privileges</text:a>, which tells the server to refresh the grant tables and apply your changes, with this command:</text:p>
        <text:p text:style-name="P3"><text:span text:style-name="Source_20_Text">FLUSH PRIVILEGES;</text:span></text:p>
        <text:p text:style-name="Text_20_body">Step 6: You can confirm that the new authentication method, or plugin, is used by selecting from the mysql.user table.</text:p>
        <text:p text:style-name="Preformatted_20_Text"><text:span text:style-name="Source_20_Text">SELECT user, plugin</text:span></text:p>
        <text:p text:style-name="P3"><text:span text:style-name="Source_20_Text">FROM mysql.user</text:span></text:p>
        <text:p text:style-name="Text_20_body">Results:</text:p>
        <table:table table:name="Tabela1" table:style-name="Tabela1">
          <table:table-column table:style-name="Tabela1.A"/>
          <table:table-column table:style-name="Tabela1.B"/>
          <table:table-row table:style-name="TableLine94391994213488">
            <table:table-cell table:style-name="Tabela1.A1" office:value-type="string">
              <text:p text:style-name="Table_20_Contents"><text:span text:style-name="Strong_20_Emphasis">user</text:span></text:p>
            </table:table-cell>
            <table:table-cell table:style-name="Tabela1.A1" office:value-type="string">
              <text:p text:style-name="Table_20_Contents"><text:span text:style-name="Strong_20_Emphasis">plugin</text:span></text:p>
            </table:table-cell>
          </table:table-row>
          <table:table-row table:style-name="TableLine94391994213488">
            <table:table-cell table:style-name="Tabela1.A1" office:value-type="string">
              <text:p text:style-name="Table_20_Contents">root</text:p>
            </table:table-cell>
            <table:table-cell table:style-name="Tabela1.A1" office:value-type="string">
              <text:p text:style-name="Table_20_Contents">mysql_native_password</text:p>
            </table:table-cell>
          </table:table-row>
        </table:table>
        <text:p text:style-name="Text_20_body">Step 7: Exit the console by pressing CTRL + D or typing exit.</text:p>
        <text:p text:style-name="P3">exit;</text:p>
        <text:p text:style-name="Text_20_body">Step 8: Log in to mysql using the root account and the new password you set, which should work:</text:p>
        <text:p text:style-name="P3">mysql -u root -p</text:p>
        <text:p text:style-name="Text_20_body">You should now be logged in to the root account in mysql.</text:p>
        <text:p text:style-name="Text_20_body"> </text:p>
        <text:h text:style-name="Heading_20_2" text:outline-level="2"><text:bookmark text:name="ftoc-heading-3"/>Solution 2: Edit My.cnf File</text:h>
        <text:p text:style-name="Text_20_body">If the above solution did not work, you may need to edit the mysql.cnf file to allow for changes to the root account.</text:p>
        <text:p text:style-name="Text_20_body">Step 1: Open the my.cnf file. This may be stored in:</text:p>
        <text:p text:style-name="Preformatted_20_Text">/etc/my.cnf</text:p>
        <text:p text:style-name="P3">/etc/mysql/my.cnf</text:p>
        <text:p text:style-name="Text_20_body">If you’re not sure where it is, search your MySQL installation folder (e.g. on Windows or Mac) for the file.</text:p>
        <text:p text:style-name="Text_20_body">If you don’t have a my.cnf file (MacOS does not include one by default). You can create one in the /etc folder if you like.</text:p>
        <text:p text:style-name="Text_20_body"><text:soft-page-break/>Step 2: Add the word skip-grant-tables under the word [mysqld]. Your file may look like this:</text:p>
        <text:p text:style-name="Preformatted_20_Text">[mysqld]</text:p>
        <text:p text:style-name="P3">skip-grant-tables</text:p>
        <text:p text:style-name="Text_20_body">Step 3: Restart the MySQL server.</text:p>
        <text:p text:style-name="Text_20_body">Step 4: Login to the root account:</text:p>
        <text:p text:style-name="P3">mysql -u root -p</text:p>
        <text:p text:style-name="Text_20_body">Step 5: Flush the privileges, which tells the server to refresh the grant tables and apply your changes, with this command:</text:p>
        <text:p text:style-name="P3"><text:span text:style-name="Source_20_Text">FLUSH PRIVILEGES;</text:span></text:p>
        <text:p text:style-name="Text_20_body">Step 6: Set a new password for the account:</text:p>
        <text:p text:style-name="P3"><text:span text:style-name="Source_20_Text">ALTER USER 'root'@'localhost' IDENTIFIED BY 'your_new_password';</text:span></text:p>
        <text:p text:style-name="Text_20_body">Substitute the word your_new_password with a new secure password that you want to use for the root account.</text:p>
        <text:p text:style-name="Text_20_body">Step 7: Open the my.cnf file you opened in step 1, and remove the line about skip-grant-tables, and save the file.</text:p>
        <text:p text:style-name="Text_20_body">Step 8: Restart the MySQL server again.</text:p>
        <text:p text:style-name="Text_20_body">Step 9: Log in to the root account again:</text:p>
        <text:p text:style-name="P3">mysql -u root -p</text:p>
        <text:p text:style-name="Text_20_body">You should now be able to log in successfully with your new password and not get an error.</text:p>
        <text:p text:style-name="Text_20_body"> </text:p>
        <text:h text:style-name="Heading_20_2" text:outline-level="2"><text:bookmark text:name="ftoc-heading-4"/>Conclusion</text:h>
        <text:p text:style-name="Text_20_body">Either of these two solutions should hopefully solve the problem for you, and you should no longer get the error “Access denied for user ‘root’@’localhost'”.</text:p>
        <text:p text:style-name="Text_20_body">If you have any questions, feel free to use the comments section below.</text:p>
        <text:section text:style-name="Sect1" text:name="tve_tcb2_set-001">
          <text:p text:style-name="Text_20_body"/>
        </text:section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2:19:42.434376769</meta:creation-date>
    <dc:date>2022-03-29T12:21:04.196331188</dc:date>
    <meta:editing-duration>PT1M21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3" meta:paragraph-count="72" meta:word-count="725" meta:character-count="4110" meta:non-whitespace-character-count="3450"/>
  </office:meta>
</office:document-meta>
</file>